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6pt" fo:font-weight="bold" officeooo:rsid="0019e30f" officeooo:paragraph-rsid="0019e30f" style:font-size-asian="16pt" style:font-weight-asian="bold" style:font-size-complex="16pt" style:font-weight-complex="bold"/>
    </style:style>
    <style:style style:name="P2" style:family="paragraph" style:parent-style-name="Text_20_body" style:list-style-name="L5" style:master-page-name="">
      <style:paragraph-properties fo:margin-top="0cm" fo:margin-bottom="0cm" style:contextual-spacing="false" style:line-height-at-least="0.741cm" fo:orphans="2" fo:widows="2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3" style:family="paragraph" style:parent-style-name="Text_20_body" style:list-style-name="L5" style:master-page-name="">
      <style:paragraph-properties fo:margin-top="0cm" fo:margin-bottom="0cm" style:contextual-spacing="false" style:line-height-at-least="0.741cm" fo:orphans="2" fo:widows="2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4" style:family="paragraph" style:parent-style-name="Text_20_body" style:list-style-name="L5" style:master-page-name="">
      <style:paragraph-properties fo:margin-top="0cm" fo:margin-bottom="0cm" style:contextual-spacing="false" style:line-height-at-least="0.741cm" fo:orphans="2" fo:widows="2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5" style:family="paragraph" style:parent-style-name="Text_20_body" style:list-style-name="L5">
      <style:paragraph-properties fo:margin-top="0cm" fo:margin-bottom="0cm" style:contextual-spacing="false" style:line-height-at-least="0.741cm" fo:orphans="2" fo:widows="2" fo:padding="0cm" fo:border="none" fo:keep-with-next="auto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6" style:family="paragraph" style:parent-style-name="Text_20_body" style:list-style-name="L5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7" style:family="paragraph" style:parent-style-name="Text_20_body" style:list-style-name="L5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4pt" fo:font-style="normal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5" style:master-page-name="">
      <style:paragraph-properties fo:margin-top="0cm" fo:margin-bottom="0cm" style:contextual-spacing="false" style:line-height-at-least="0.741cm" fo:orphans="2" fo:widows="2" style:page-number="auto" fo:break-before="auto" fo:break-after="auto" fo:padding="0cm" fo:border="none" fo:keep-with-next="auto" style:writing-mode="lr-tb"/>
      <style:text-properties fo:font-variant="normal" fo:text-transform="none" style:use-window-font-color="true" loext:opacity="0%" style:font-name="Liberation Serif" fo:font-size="14pt" fo:font-style="normal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4pt" fo:font-style="normal" fo:font-weight="bold" officeooo:paragraph-rsid="001b98b0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4pt" fo:font-style="normal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0.5pt" style:font-weight-asian="normal" style:font-size-complex="12pt" style:font-weight-complex="normal"/>
    </style:style>
    <style:style style:name="P12" style:family="paragraph" style:parent-style-name="Text_20_body" style:list-style-name="L7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0.5pt" style:font-weight-asian="normal" style:font-size-complex="12pt" style:font-weight-complex="normal"/>
    </style:style>
    <style:style style:name="P13" style:family="paragraph" style:parent-style-name="Text_20_body" style:list-style-name="L10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0.5pt" style:font-weight-asian="normal" style:font-size-complex="12pt" style:font-weight-complex="normal"/>
    </style:style>
    <style:style style:name="P15" style:family="paragraph" style:parent-style-name="Text_20_body" style:list-style-name="L14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0.5pt" style:font-weight-asian="normal" style:font-size-complex="12pt" style:font-weight-complex="normal"/>
    </style:style>
    <style:style style:name="P16" style:family="paragraph" style:parent-style-name="Text_20_body" style:list-style-name="L22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2pt" style:font-weight-asian="normal" style:font-size-complex="12pt" style:font-weight-complex="normal"/>
    </style:style>
    <style:style style:name="P18" style:family="paragraph" style:parent-style-name="Text_20_body" style:list-style-name="L9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0" style:family="paragraph" style:parent-style-name="Text_20_body" style:list-style-name="L12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13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5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3" style:family="paragraph" style:parent-style-name="Text_20_body" style:list-style-name="L17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18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 style:list-style-name="L19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P26" style:family="paragraph" style:parent-style-name="Text_20_body" style:list-style-name="L20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officeooo:paragraph-rsid="001b98b0" style:font-size-asian="12pt" style:font-weight-asian="normal" style:font-size-complex="12pt" style:font-weight-complex="normal"/>
    </style:style>
    <style:style style:name="P27" style:family="paragraph" style:parent-style-name="Text_20_body" style:list-style-name="L21">
      <style:paragraph-properties fo:margin-top="0cm" fo:margin-bottom="0cm" style:contextual-spacing="false" style:line-height-at-least="0.741cm" fo:orphans="2" fo:widows="2" fo:padding="0cm" fo:border="none" style:writing-mode="lr-tb"/>
      <style:text-properties fo:font-variant="normal" fo:text-transform="none" style:use-window-font-color="true" loext:opacity="0%" style:font-name="Liberation Serif" fo:font-size="12pt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loext:padding="0cm" loext:border="none"/>
    </style:style>
    <style:style style:name="T2" style:family="text">
      <style:text-properties officeooo:rsid="001b98b0"/>
    </style:style>
    <style:style style:name="T3" style:family="text">
      <style:text-properties officeooo:rsid="001b98b0" loext:padding="0cm" loext:border="none"/>
    </style:style>
    <style:style style:name="T4" style:family="text">
      <style:text-properties fo:font-size="14pt" fo:font-weight="bold" style:font-size-asian="14pt" style:font-weight-asian="bold" style:font-size-complex="14pt" style:font-weight-complex="bold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ário de requisitos pizzaria</text:p>
      <text:list xml:id="list3638662809" text:style-name="L5">
        <text:list-item>
          <text:p text:style-name="P2"><text:span text:style-name="T1">O que esse </text:span><text:span text:style-name="T3">sistema</text:span><text:span text:style-name="T1"> precisa fazer? </text:span></text:p>
        </text:list-item>
      </text:list>
      <text:p text:style-name="P11">O sistema precisa gerenciar todos os aspectos da nossa pizzaria, desde pedidos e estoque até finanças e relacionamento com clientes. Isso inclui:</text:p>
      <text:p text:style-name="P11"/>
      <text:list xml:id="list476445240" text:style-name="L7">
        <text:list-item>
          <text:p text:style-name="P12">Receber pedidos por telefone, balcão, website e aplicativos de delivery.</text:p>
        </text:list-item>
        <text:list-item>
          <text:p text:style-name="P12">Controlar o status dos pedidos (em produção, aguardando entrega, finalizado).</text:p>
        </text:list-item>
        <text:list-item>
          <text:p text:style-name="P12">Integrar com aplicativos de delivery (iFood, Uber Eats, etc.).</text:p>
        </text:list-item>
        <text:list-item>
          <text:p text:style-name="P12">Gerenciar o estoque de ingredientes, produtos e fornecedores.</text:p>
        </text:list-item>
        <text:list-item>
          <text:p text:style-name="P12">Controlar a entrada e saída de produtos.</text:p>
        </text:list-item>
        <text:list-item>
          <text:p text:style-name="P12">Definir estoque mínimo e máximo para alertas de reabastecimento.</text:p>
        </text:list-item>
        <text:list-item>
          <text:p text:style-name="P12">Gerar relatórios de consumo e custos.</text:p>
        </text:list-item>
        <text:list-item>
          <text:p text:style-name="P12">Controlar o caixa com abertura e fechamento de turno.</text:p>
        </text:list-item>
        <text:list-item>
          <text:p text:style-name="P12">Registrar vendas por forma de pagamento (dinheiro, cartão, etc.).</text:p>
        </text:list-item>
        <text:list-item>
          <text:p text:style-name="P12">Emitir cupons fiscais e relatórios financeiros.</text:p>
        </text:list-item>
        <text:list-item>
          <text:p text:style-name="P12">Conciliar a conta bancária e controlar o fluxo de caixa.</text:p>
        </text:list-item>
        <text:list-item>
          <text:p text:style-name="P12">Cadastrar clientes com informações de contato e histórico de pedidos.</text:p>
        </text:list-item>
        <text:list-item>
          <text:p text:style-name="P12">Implementar um programa de fidelidade com pontos e recompensas.</text:p>
        </text:list-item>
        <text:list-item>
          <text:p text:style-name="P12">Criar campanhas de marketing direcionadas para fidelizar clientes.</text:p>
        </text:list-item>
        <text:list-item>
          <text:p text:style-name="P12">Realizar pesquisas de satisfação para avaliar a experiência do cliente.</text:p>
        </text:list-item>
      </text:list>
      <text:p text:style-name="P11"/>
      <text:list xml:id="list165745661170913" text:continue-list="list3638662809" text:style-name="L5">
        <text:list-item>
          <text:p text:style-name="P2"><text:span text:style-name="T1">Qual é o resultado final </text:span><text:span text:style-name="T3">(objetivo) </text:span><text:span text:style-name="T1">de fazer isso? </text:span></text:p>
        </text:list-item>
      </text:list>
      <text:p text:style-name="P17">O objetivo final é otimizar nossa operação, aumentar a eficiência, reduzir custos e oferecer um atendimento ainda melhor aos nossos clientes. Isso resultará em:</text:p>
      <text:p text:style-name="P17"/>
      <text:list xml:id="list1158294067" text:style-name="L9">
        <text:list-item>
          <text:p text:style-name="P18">Aumento da lucratividade.</text:p>
        </text:list-item>
        <text:list-item>
          <text:p text:style-name="P18">Redução de erros e desperdícios.</text:p>
        </text:list-item>
        <text:list-item>
          <text:p text:style-name="P18">Melhoria na qualidade do atendimento.</text:p>
        </text:list-item>
        <text:list-item>
          <text:p text:style-name="P18">Aumento da fidelização de clientes.</text:p>
        </text:list-item>
        <text:list-item>
          <text:p text:style-name="P18">Maior competitividade no mercado.</text:p>
        </text:list-item>
      </text:list>
      <text:p text:style-name="P17"/>
      <text:p text:style-name="P17"/>
      <text:p text:style-name="P17"/>
      <text:p text:style-name="P17"/>
      <text:list xml:id="list165745354871335" text:continue-list="list165745661170913" text:style-name="L5">
        <text:list-item>
          <text:p text:style-name="P2"><text:soft-page-break/><text:span text:style-name="T1">Quais são as partes deste </text:span><text:span text:style-name="T3">sistema</text:span><text:span text:style-name="T1">? </text:span></text:p>
        </text:list-item>
      </text:list>
      <text:list xml:id="list341131683" text:style-name="L10">
        <text:list-item>
          <text:p text:style-name="P13">Módulo de Pedidos: Recebimento, controle e acompanhamento de pedidos.</text:p>
        </text:list-item>
        <text:list-item>
          <text:p text:style-name="P13">Módulo de Estoque: Gerenciamento de ingredientes, produtos e fornecedores.</text:p>
        </text:list-item>
        <text:list-item>
          <text:p text:style-name="P13">Módulo Financeiro: Controle do caixa, vendas, finanças e fluxo de caixa.</text:p>
        </text:list-item>
        <text:list-item>
          <text:p text:style-name="P13">Módulo CRM: Gerenciamento de clientes, fidelização e marketing.</text:p>
        </text:list-item>
        <text:list-item>
          <text:p text:style-name="P13">Módulo de Delivery: Gerenciamento de pedidos de delivery, integração com aplicativos e rastreamento.</text:p>
        </text:list-item>
        <text:list-item>
          <text:p text:style-name="P13">Módulo de Relatórios: Geração de relatórios e análises de dados.</text:p>
        </text:list-item>
      </text:list>
      <text:p text:style-name="P9"><text:span text:style-name="T1"/></text:p>
      <text:list xml:id="list165745806470658" text:continue-list="list165745354871335" text:style-name="L5">
        <text:list-item>
          <text:p text:style-name="P7">Como você vai usar esse <text:span text:style-name="T2">sistema</text:span>? </text:p>
        </text:list-item>
      </text:list>
      <text:p text:style-name="P19">O sistema será usado por todos os colaboradores da pizzaria, incluindo:</text:p>
      <text:p text:style-name="P19"/>
      <text:list xml:id="list3111014475" text:style-name="L12">
        <text:list-item>
          <text:p text:style-name="P20">Gerentes: Para acompanhar o desempenho da pizzaria, tomar decisões estratégicas e gerenciar as finanças.</text:p>
        </text:list-item>
        <text:list-item>
          <text:p text:style-name="P20">Atendentes: Para receber pedidos, controlar o estoque e atender os clientes.</text:p>
        </text:list-item>
        <text:list-item>
          <text:p text:style-name="P20">Pizzaiolos: Para preparar as pizzas de acordo com os pedidos.</text:p>
        </text:list-item>
        <text:list-item>
          <text:p text:style-name="P20">Entregadores: Para entregar os pedidos aos clientes</text:p>
        </text:list-item>
      </text:list>
      <text:p text:style-name="P19"/>
      <text:list xml:id="list165747181172123" text:continue-list="list165745806470658" text:style-name="L5">
        <text:list-item>
          <text:p text:style-name="P8">Esse recurso é um processo? Se sim, <text:span text:style-name="T1">quais são as etapas? Ou, que perguntas posso fazer para verificar os passos? </text:span></text:p>
        </text:list-item>
      </text:list>
      <text:p text:style-name="P19">Sim, o sistema é composto por diversos processos, como:</text:p>
      <text:p text:style-name="P19"/>
      <text:p text:style-name="P19">Processo de pedido:</text:p>
      <text:list xml:id="list3303248267" text:style-name="L13">
        <text:list-item>
          <text:p text:style-name="P21">Como o cliente fará o pedido?</text:p>
        </text:list-item>
        <text:list-item>
          <text:p text:style-name="P21">Como o pedido será registrado no sistema?</text:p>
        </text:list-item>
        <text:list-item>
          <text:p text:style-name="P21">Como o pedido será comunicado à cozinha?</text:p>
        </text:list-item>
        <text:list-item>
          <text:p text:style-name="P21">Como o cliente será notificado sobre o status do pedido?</text:p>
        </text:list-item>
        <text:list-item>
          <text:p text:style-name="P21">Processo de entrega:</text:p>
        </text:list-item>
        <text:list-item>
          <text:p text:style-name="P21">Como o pedido será preparado?</text:p>
        </text:list-item>
        <text:list-item>
          <text:p text:style-name="P21">Como o pedido será embalado?</text:p>
        </text:list-item>
        <text:list-item>
          <text:p text:style-name="P21">Como o pedido será entregue ao cliente?</text:p>
        </text:list-item>
        <text:list-item>
          <text:p text:style-name="P21">Como o cliente poderá acompanhar a entrega do pedido?</text:p>
        </text:list-item>
      </text:list>
      <text:p text:style-name="P19"/>
      <text:list xml:id="list165745831796129" text:continue-list="list165747181172123" text:style-name="L5">
        <text:list-item>
          <text:p text:style-name="P5"><text:soft-page-break/><text:span text:style-name="T1">Onde o processo começa? </text:span><text:span text:style-name="T3">(responda caso a resposta para pergunta anterior seja “sim”)</text:span></text:p>
        </text:list-item>
      </text:list>
      <text:p text:style-name="P17"><text:span text:style-name="T3">O processo de pedido começa quando o cliente faz o pedido, seja por telefone, balcão, website ou aplicativo de delivery.</text:span></text:p>
      <text:p text:style-name="P17"><text:span text:style-name="T3"/></text:p>
      <text:list xml:id="list165747348626625" text:continue-numbering="true" text:style-name="L5">
        <text:list-item>
          <text:p text:style-name="P5"><text:span text:style-name="T3">Como saberemos se o sistema está completo? </text:span></text:p>
        </text:list-item>
      </text:list>
      <text:p text:style-name="P11"><text:span text:style-name="T3">O sistema estará completo quando atender a todos os requisitos especificados e quando os seguintes critérios forem atendidos:</text:span></text:p>
      <text:p text:style-name="P11"><text:span text:style-name="T3"/></text:p>
      <text:list xml:id="list981668018" text:style-name="L14">
        <text:list-item>
          <text:p text:style-name="P15"><text:span text:style-name="T3">Todos os processos da pizzaria estão automatizados.</text:span></text:p>
        </text:list-item>
        <text:list-item>
          <text:p text:style-name="P15"><text:span text:style-name="T3">O sistema é fácil de usar e intuitivo para todos os colaboradores.</text:span></text:p>
        </text:list-item>
        <text:list-item>
          <text:p text:style-name="P15"><text:span text:style-name="T3">O sistema é integrado com aplicativos de delivery e plataformas de pagamento.</text:span></text:p>
        </text:list-item>
        <text:list-item>
          <text:p text:style-name="P15"><text:span text:style-name="T3">O sistema gera relatórios e análises que nos ajudam a tomar decisões de negócio.</text:span></text:p>
        </text:list-item>
      </text:list>
      <text:p text:style-name="P9"><text:span text:style-name="T1"/></text:p>
      <text:list xml:id="list165747103692044" text:continue-list="list165747348626625" text:style-name="L5">
        <text:list-item>
          <text:p text:style-name="P8">Quando esse recurso será usado? </text:p>
        </text:list-item>
      </text:list>
      <text:p text:style-name="P19">O sistema será usado em diversos momentos do dia a dia da pizzaria:</text:p>
      <text:p text:style-name="P19"/>
      <text:list xml:id="list1961813683" text:style-name="L15">
        <text:list-item>
          <text:p text:style-name="P22">Sempre que um cliente fizer um pedido (telefone, balcão, online).</text:p>
        </text:list-item>
        <text:list-item>
          <text:p text:style-name="P22">Ao longo do processo de preparo e produção dos pedidos.</text:p>
        </text:list-item>
        <text:list-item>
          <text:p text:style-name="P22">Durante a finalização do pedido e registro do pagamento.</text:p>
        </text:list-item>
        <text:list-item>
          <text:p text:style-name="P22">Para gerenciar o estoque e realizar pedidos de fornecedores.</text:p>
        </text:list-item>
        <text:list-item>
          <text:p text:style-name="P22">Para gerar relatórios de vendas, finanças e desempenho.</text:p>
        </text:list-item>
      </text:list>
      <text:p text:style-name="P19"/>
      <text:list xml:id="list165746924960683" text:continue-list="list165747103692044" text:style-name="L5">
        <text:list-item>
          <text:p text:style-name="P8">Quando você precisa saber sobre os pedidos? </text:p>
        </text:list-item>
      </text:list>
      <text:p text:style-name="P19">Precisamos saber sobre os pedidos em tempo real para:</text:p>
      <text:p text:style-name="P19"/>
      <text:list xml:id="list779225789" text:style-name="L17">
        <text:list-item>
          <text:p text:style-name="P23">Controlar o fluxo de trabalho na cozinha.</text:p>
        </text:list-item>
        <text:list-item>
          <text:p text:style-name="P23">Informar o cliente sobre o status do pedido.</text:p>
        </text:list-item>
        <text:list-item>
          <text:p text:style-name="P23">Priorizar a preparação de pedidos urgentes.</text:p>
        </text:list-item>
        <text:list-item>
          <text:p text:style-name="P23">Identificar gargalos e otimizar o processo de produção.</text:p>
        </text:list-item>
      </text:list>
      <text:p text:style-name="P19"><text:span text:style-name="T4"/></text:p>
      <text:list xml:id="list165746155753712" text:continue-list="list165746924960683" text:style-name="L5">
        <text:list-item>
          <text:p text:style-name="P8"><text:span text:style-name="T1">Quem entregará as entradas para o recurso? </text:span></text:p>
        </text:list-item>
      </text:list>
      <text:list xml:id="list2494113276" text:style-name="L18">
        <text:list-item>
          <text:p text:style-name="P24">Clientes: Fornecerão informações do pedido (itens, forma de pagamento, etc.).</text:p>
        </text:list-item>
        <text:list-item>
          <text:p text:style-name="P24">Atendentes: Registrarão pedidos no sistema e atualizarão o status dos pedidos.</text:p>
        </text:list-item>
        <text:list-item>
          <text:p text:style-name="P24"><text:soft-page-break/>Fornecedores: Fornecerão informações sobre produtos e preços para atualização do estoque.</text:p>
        </text:list-item>
      </text:list>
      <text:p text:style-name="P19"/>
      <text:list xml:id="list165746163851861" text:continue-list="list165746155753712" text:style-name="L5">
        <text:list-item>
          <text:p text:style-name="P8"><text:span text:style-name="T1">Quem receberá as saídas do recurso? </text:span></text:p>
        </text:list-item>
      </text:list>
      <text:p text:style-name="P19">As saídas do sistema serão utilizadas por diferentes colaboradores:</text:p>
      <text:p text:style-name="P19"/>
      <text:list xml:id="list1289542028" text:style-name="L19">
        <text:list-item>
          <text:p text:style-name="P25">Atendentes: Visualizarão pedidos, status de produção e informações do cliente.</text:p>
        </text:list-item>
        <text:list-item>
          <text:p text:style-name="P25">Cozinha: Receberá notificações de novos pedidos e instruções de preparo.</text:p>
        </text:list-item>
        <text:list-item>
          <text:p text:style-name="P25">Gerentes: Acompanharão relatórios de vendas, finanças e desempenho.</text:p>
        </text:list-item>
        <text:list-item>
          <text:p text:style-name="P25">Clientes: Receberão confirmação de pedidos, notificações de status e (opcionalmente) poderão acessar o cardápio digital com o sistema.</text:p>
        </text:list-item>
      </text:list>
      <text:p text:style-name="P19"/>
      <text:list xml:id="list165746315097354" text:continue-list="list165746163851861" text:style-name="L5">
        <text:list-item>
          <text:p text:style-name="P5"><text:span text:style-name="T1">Onde os resultados seriam visíveis?</text:span> </text:p>
        </text:list-item>
      </text:list>
      <text:list xml:id="list1043581654" text:style-name="L20">
        <text:list-item>
          <text:p text:style-name="P26">Relatórios impressos: Gerentes poderão analisar relatórios impressos para uma visão geral.</text:p>
        </text:list-item>
        <text:list-item>
          <text:p text:style-name="P26">Painéis eletrônicos (opcional): A cozinha pode utilizar painéis eletrônicos para exibir pedidos em fila e status de preparo.</text:p>
        </text:list-item>
        <text:list-item>
          <text:p text:style-name="P26">Aplicativo mobile (opcional): Clientes podem visualizar o cardápio digital, realizar pedidos online e acompanhar o status de entrega através de um aplicativo mobile.</text:p>
        </text:list-item>
      </text:list>
      <text:p text:style-name="P9"/>
      <text:list xml:id="list165746299655219" text:continue-list="list165746315097354" text:style-name="L5">
        <text:list-item>
          <text:p text:style-name="P8"><text:span text:style-name="T1">O que precisa ser rastreado?</text:span> </text:p>
        </text:list-item>
      </text:list>
      <text:p text:style-name="P19">Diversas informações precisam ser rastreadas pelo sistema para garantir o bom funcionamento:</text:p>
      <text:p text:style-name="P19"/>
      <text:list xml:id="list4150624323" text:style-name="L21">
        <text:list-item>
          <text:p text:style-name="P27">Pedidos: Desde o momento do registro até a finalização da entrega.</text:p>
        </text:list-item>
        <text:list-item>
          <text:p text:style-name="P27">Estoque: Entrada e saída de ingredientes para controle e evitar desperdícios.</text:p>
        </text:list-item>
        <text:list-item>
          <text:p text:style-name="P27">Vendas: Valor total, forma de pagamento e itens vendidos para análise financeira.</text:p>
        </text:list-item>
        <text:list-item>
          <text:p text:style-name="P27">Desempenho: Tempo médio de preparo, tempo de entrega e índices de satisfação do cliente.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6:17:40.714829394</meta:creation-date>
    <dc:date>2024-03-28T16:57:44.959076354</dc:date>
    <meta:editing-duration>PT9M32S</meta:editing-duration>
    <meta:editing-cycles>1</meta:editing-cycles>
    <meta:document-statistic meta:table-count="0" meta:image-count="0" meta:object-count="0" meta:page-count="4" meta:paragraph-count="91" meta:word-count="946" meta:character-count="5886" meta:non-whitespace-character-count="5098"/>
    <meta:generator>LibreOffice/7.3.7.2$Linux_X86_64 LibreOffice_project/30$Build-2</meta:generator>
  </office:meta>
</office:document-meta>
</file>